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ms Rmn" svg:font-family="'Tms Rmn'"/>
    <style:font-face style:name="Times" svg:font-family="Times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redits</text:p>
          </table:table-cell>
        </table:table-row>
        <table:table-row table:style-name="ro1">
          <table:table-cell office:value-type="string" calcext:value-type="string">
            <text:p>cs-450</text:p>
          </table:table-cell>
          <table:table-cell office:value-type="string" calcext:value-type="string">
            <text:p>Advanced algorithm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S-470</text:p>
          </table:table-cell>
          <table:table-cell office:value-type="string" calcext:value-type="string">
            <text:p>Advanced computer architectu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-401</text:p>
          </table:table-cell>
          <table:table-cell office:value-type="string" calcext:value-type="string">
            <text:p>Cryptography and securi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S-422</text:p>
          </table:table-cell>
          <table:table-cell office:value-type="string" calcext:value-type="string">
            <text:p>Database system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S-438</text:p>
          </table:table-cell>
          <table:table-cell office:value-type="string" calcext:value-type="string">
            <text:p>Decentralized systems engineer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S-451</text:p>
          </table:table-cell>
          <table:table-cell office:value-type="string" calcext:value-type="string">
            <text:p>Distributed algorithm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S-452</text:p>
          </table:table-cell>
          <table:table-cell office:value-type="string" calcext:value-type="string">
            <text:p>Foundations of softwa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-402</text:p>
          </table:table-cell>
          <table:table-cell office:value-type="string" calcext:value-type="string">
            <text:p>Information security and privac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S-433</text:p>
          </table:table-cell>
          <table:table-cell office:value-type="string" calcext:value-type="string">
            <text:p>Machine learnin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M-407</text:p>
          </table:table-cell>
          <table:table-cell office:value-type="string" calcext:value-type="string">
            <text:p>TCP/IP networking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ms Rmn" svg:font-family="'Tms Rmn'"/>
    <style:font-face style:name="Times" svg:font-family="Times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3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3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3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number number:decimal-places="0" loext:min-decimal-places="0" number:min-integer-digits="1"/>
    </number:number-style>
    <number:number-style style:name="N164">
      <number:number number:decimal-places="0" loext:min-decimal-places="0" number:min-integer-digits="1"/>
      <style:map style:condition="value()&gt;=0" style:apply-style-name="N16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AR_20_plan_20_2004-2005B1.xls_20_2" style:display-name="Normal_AR plan 2004-2005B1.xl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solid" style:text-line-through-type="single" style:font-name="Times" fo:font-family="Times" style:font-family-generic="roman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Normal_5f_Plan_20_2004" style:display-name="Normal_Plan 20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ms Rmn" fo:font-family="'Tms Rmn'" fo:font-size="7pt" fo:font-style="normal" fo:text-shadow="none" style:text-underline-style="none" fo:font-weight="bold" style:font-size-asian="7pt" style:font-style-asian="normal" style:font-weight-asian="bold" style:font-name-complex="Tms Rmn" style:font-family-complex="'Tms Rmn'" style:font-size-complex="7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22:08:25.522222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21:59:26.474106152</meta:creation-date>
    <dc:date>2021-09-02T22:08:31.159598196</dc:date>
    <meta:editing-duration>PT2M9S</meta:editing-duration>
    <meta:editing-cycles>2</meta:editing-cycles>
    <meta:generator>LibreOffice/6.4.7.2$Linux_X86_64 LibreOffice_project/40$Build-2</meta:generator>
    <meta:document-statistic meta:table-count="1" meta:cell-count="33" meta:object-count="0"/>
  </office:meta>
</office:document-meta>
</file>